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s.ini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s.getReloadableClas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Handlers(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andlers.adaptHandler( org . apache . beehive . netui . util . config . bean . HandlerConfig [ ] handlerBeanConfigs , DefaultHandler defaultHandler , Class baseClassOrInterface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andlers.getException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getStor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getActionForwar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getLogi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ge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ndlers.createHandler( String className , Class baseClassOrInterface , Handler previousHandler ,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andlers.getForwardRedirec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.re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